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ed3ce" officeooo:paragraph-rsid="000ed3ce" style:font-size-asian="16pt" style:font-weight-asian="bold" style:font-size-complex="16pt" style:font-weight-complex="bold"/>
    </style:style>
    <style:style style:name="P2" style:family="paragraph" style:parent-style-name="Standard">
      <style:text-properties fo:font-size="12pt" style:text-underline-style="none" fo:font-weight="normal" officeooo:rsid="000ed3ce" officeooo:paragraph-rsid="000ed3ce"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d6aa9" officeooo:paragraph-rsid="001d6aa9" fo:background-color="#ffff00" style:font-size-asian="10.5pt" style:font-weight-asian="normal" style:font-size-complex="12pt" style:font-weight-complex="normal"/>
    </style:style>
    <style:style style:name="P4" style:family="paragraph" style:parent-style-name="Standard">
      <style:text-properties fo:font-variant="normal" fo:text-transform="none" fo:color="#252525" style:font-name="Times New Roman" fo:font-size="10.5pt" fo:letter-spacing="normal" fo:font-style="normal" fo:font-weight="normal" officeooo:paragraph-rsid="0010020a" fo:background-color="#ffff00"/>
    </style:style>
    <style:style style:name="P5" style:family="paragraph" style:parent-style-name="Standard">
      <style:text-properties fo:font-variant="normal" fo:text-transform="none" fo:color="#252525" style:font-name="Times New Roman" fo:font-size="12pt" fo:letter-spacing="normal" fo:font-style="normal" fo:font-weight="normal" officeooo:rsid="00126a86" officeooo:paragraph-rsid="0010ce5f" style:font-size-asian="12pt" style:font-weight-asian="normal" style:font-size-complex="12pt" style:font-weight-complex="normal"/>
    </style:style>
    <style:style style:name="P6" style:family="paragraph" style:parent-style-name="Standard">
      <style:text-properties fo:font-variant="normal" fo:text-transform="none" fo:color="#252525" style:font-name="Times New Roman" fo:font-size="12pt" fo:letter-spacing="normal" fo:font-style="normal" fo:font-weight="normal" officeooo:rsid="00106d18" officeooo:paragraph-rsid="00106d18" fo:background-color="#ffff00" style:font-size-asian="12pt" style:font-weight-asian="normal" style:font-size-complex="12pt" style:font-weight-complex="normal"/>
    </style:style>
    <style:style style:name="P7" style:family="paragraph" style:parent-style-name="Standard">
      <style:text-properties fo:font-variant="normal" fo:text-transform="none" fo:color="#252525" style:font-name="Times New Roman" fo:font-size="12pt" fo:letter-spacing="normal" fo:font-style="normal" fo:font-weight="normal" officeooo:rsid="0010ce5f" officeooo:paragraph-rsid="0010ce5f" fo:background-color="#ffff00" style:font-size-asian="12pt" style:font-weight-asian="normal" style:font-size-complex="12pt" style:font-weight-complex="normal"/>
    </style:style>
    <style:style style:name="P8" style:family="paragraph" style:parent-style-name="Standard">
      <style:text-properties fo:font-variant="normal" fo:text-transform="none" fo:color="#252525" style:font-name="Times New Roman" fo:font-size="12pt" fo:letter-spacing="normal" fo:font-style="normal" style:text-underline-style="solid" style:text-underline-width="auto" style:text-underline-color="font-color" fo:font-weight="normal" officeooo:rsid="00126a86" officeooo:paragraph-rsid="00126a86" style:font-size-asian="12pt" style:font-weight-asian="normal" style:font-size-complex="12pt" style:font-weight-complex="normal"/>
    </style:style>
    <style:style style:name="P9" style:family="paragraph" style:parent-style-name="Standard">
      <style:text-properties fo:font-variant="normal" fo:text-transform="none" fo:color="#252525" style:font-name="Times New Roman" fo:font-size="12pt" fo:letter-spacing="normal" fo:font-style="normal" style:text-underline-style="solid" style:text-underline-width="auto" style:text-underline-color="font-color" fo:font-weight="normal" officeooo:rsid="00126a86" officeooo:paragraph-rsid="00126a86" fo:background-color="#ffff00" style:font-size-asian="12pt" style:font-weight-asian="normal" style:font-size-complex="12pt" style:font-weight-complex="normal"/>
    </style:style>
    <style:style style:name="P10" style:family="paragraph" style:parent-style-name="Standard">
      <style:text-properties style:font-name="Times New Roman" fo:font-size="12pt" fo:font-weight="normal" officeooo:paragraph-rsid="0010020a" fo:background-color="#ffff00" style:font-size-asian="12pt" style:font-size-complex="12pt"/>
    </style:style>
    <style:style style:name="P11" style:family="paragraph" style:parent-style-name="Standard" style:list-style-name="L1">
      <style:text-properties fo:font-variant="normal" fo:text-transform="none" fo:color="#252525" style:font-name="Times New Roman" fo:font-size="12pt" fo:letter-spacing="normal" fo:font-style="normal" style:text-underline-style="none" fo:font-weight="normal" officeooo:rsid="00126a86" officeooo:paragraph-rsid="00126a86" style:font-size-asian="12pt" style:font-weight-asian="normal" style:font-size-complex="12pt" style:font-weight-complex="normal"/>
    </style:style>
    <style:style style:name="P12" style:family="paragraph" style:parent-style-name="Standard" style:list-style-name="L1">
      <style:text-properties fo:font-variant="normal" fo:text-transform="none" fo:color="#252525" style:font-name="Times New Roman" fo:font-size="12pt" fo:letter-spacing="normal" fo:font-style="normal" style:text-underline-style="none" fo:font-weight="normal" officeooo:rsid="0013e8e1" officeooo:paragraph-rsid="0013e8e1" style:font-size-asian="12pt" style:font-weight-asian="normal" style:font-size-complex="12pt" style:font-weight-complex="normal"/>
    </style:style>
    <style:style style:name="P13" style:family="paragraph" style:parent-style-name="Standard" style:list-style-name="L1">
      <style:text-properties style:font-name="Times New Roman" fo:font-size="12pt" style:text-underline-style="none" fo:font-weight="normal" officeooo:rsid="00126a86" officeooo:paragraph-rsid="00126a86" style:font-size-asian="12pt" style:font-weight-asian="normal" style:font-size-complex="12pt" style:font-weight-complex="normal"/>
    </style:style>
    <style:style style:name="P14" style:family="paragraph" style:parent-style-name="Standard" style:list-style-name="L1">
      <style:text-properties style:font-name="Times New Roman" fo:font-size="12pt" style:text-underline-style="none" fo:font-weight="normal" officeooo:rsid="00128fac" officeooo:paragraph-rsid="00128fac" style:font-size-asian="12pt" style:font-weight-asian="normal" style:font-size-complex="12pt" style:font-weight-complex="normal"/>
    </style:style>
    <style:style style:name="T1" style:family="text">
      <style:text-properties fo:font-variant="normal" fo:text-transform="none" fo:color="#252525" fo:letter-spacing="normal" fo:font-style="normal"/>
    </style:style>
    <style:style style:name="T2" style:family="text">
      <style:text-properties fo:font-variant="normal" fo:text-transform="none" fo:color="#252525" fo:letter-spacing="normal" fo:font-style="normal" officeooo:rsid="00106d18"/>
    </style:style>
    <style:style style:name="T3" style:family="text">
      <style:text-properties fo:font-variant="normal" fo:text-transform="none" fo:color="#252525" fo:letter-spacing="normal" fo:font-style="normal" officeooo:rsid="00128fac"/>
    </style:style>
    <style:style style:name="T4" style:family="text">
      <style:text-properties fo:font-variant="normal" fo:text-transform="none" fo:color="#252525" fo:letter-spacing="normal" fo:font-style="normal" officeooo:rsid="0013e8e1"/>
    </style:style>
    <style:style style:name="T5" style:family="text">
      <style:text-properties fo:font-variant="normal" fo:text-transform="none" fo:color="#252525" fo:letter-spacing="normal" fo:font-style="normal" fo:background-color="#ffff00"/>
    </style:style>
    <style:style style:name="T6" style:family="text">
      <style:text-properties fo:font-variant="normal" fo:text-transform="none" fo:color="#252525" fo:letter-spacing="normal" fo:font-style="normal" officeooo:rsid="00128fac" fo:background-color="#ffff00"/>
    </style:style>
    <style:style style:name="T7" style:family="text">
      <style:text-properties fo:font-variant="normal" fo:text-transform="none" fo:color="#252525" fo:letter-spacing="normal" fo:font-style="normal" officeooo:rsid="0021ea13"/>
    </style:style>
    <style:style style:name="T8" style:family="text">
      <style:text-properties style:text-underline-style="none" officeooo:rsid="0010020a" style:font-weight-asian="normal" style:font-weight-complex="normal"/>
    </style:style>
    <style:style style:name="T9" style:family="text">
      <style:text-properties style:text-underline-style="none" officeooo:rsid="00106d18" style:font-weight-asian="normal" style:font-weight-complex="normal"/>
    </style:style>
    <style:style style:name="T10" style:family="text">
      <style:text-properties officeooo:rsid="0017a4ba"/>
    </style:style>
    <style:style style:name="T11" style:family="text">
      <style:text-properties officeooo:rsid="001b8579"/>
    </style:style>
    <style:style style:name="T12" style:family="text">
      <style:text-properties fo:background-color="#ffff00"/>
    </style:style>
    <style:style style:name="T13" style:family="text">
      <style:text-properties officeooo:rsid="001d6aa9" fo:background-color="#ffff00"/>
    </style:style>
    <style:style style:name="T14" style:family="text">
      <style:text-properties officeooo:rsid="00201d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ción de un DW a partir de datos no estructurados</text:p>
      <text:p text:style-name="P1"/>
      <text:p text:style-name="P2"><text:span text:style-name="T12">La utilización y el análisis de datos no estructurados como pueden ser los archivos de texto, la web semántica, etc., han sido incluidos entre las posibles fuentes de datos, debido a su gran volumen </text:span><text:span text:style-name="T13">y la cantidad de información que pueden aportar</text:span>. Lo que se intenta conseguir es una forma de automatizar la creación de un DW basándose en una ontología. <text:span text:style-name="T11">Notar que la ontología debe tener una estructura tal que contenga la información necesaria para la toma de decisiones, con lo cual las distintas clases estarán relacionadas de tal forma que, terminado el algoritmo, <text:s/>podremos observar las dimensiones y los hechos del DW. </text:span></text:p>
      <text:p text:style-name="P2">Se utilizará como entrada una ontología (escrita en OWL o RDF) para luego obtener un DW.</text:p>
      <text:p text:style-name="P2"/>
      <text:p text:style-name="P3">Breve repaso de ontologías:</text:p>
      <text:p text:style-name="P3"/>
      <text:p text:style-name="P10"><text:span text:style-name="T8">Object property: </text:span><text:span text:style-name="T9">Son relaciones entre instancias de 2 clases</text:span><text:span text:style-name="T1">. </text:span><text:span text:style-name="T2">Por ejemplo, ownedBy, podría ser una object type property con la clase Vehículo como dominio y la clase Persona como rango.</text:span></text:p>
      <text:p text:style-name="P4"/>
      <text:p text:style-name="P6">Data property: Son como las object properties pero que tienen como dominio una clase y rango un valor literal. Por ejemplo para una persona yo quisiera darle el nombre completo, entonces defino la data property fullName con dominio en Person y rango string.</text:p>
      <text:p text:style-name="P6"/>
      <text:p text:style-name="P7">Individuals: Son los objetos o instancias de las clases que tenemos definidas en nuestra ontología.</text:p>
      <text:p text:style-name="P5"/>
      <text:p text:style-name="P9">Pasos a seguir para generar el DW:</text:p>
      <text:p text:style-name="P8"/>
      <text:list xml:id="list8545661161617523094" text:style-name="L1">
        <text:list-item>
          <text:p text:style-name="P11"><text:span text:style-name="T12">Creación de tablas a partir de las clases</text:span>: Para cada clase en nuestra ontología creamos una tabla en el DW. Es decir, navegamos toda la ontología y cada vez que encontremos una clase, creamos una tabla con el mismo nombre en el DW.</text:p>
        </text:list-item>
        <text:list-item>
          <text:p text:style-name="P13"><text:span text:style-name="T6">Relaciones de subclase</text:span><text:span text:style-name="T3">: </text:span><text:span text:style-name="T1">Ahora buscamos relaciones entre clases del tipo subclaseDe, también conocidas como Es_Un. Estas relaciones </text:span><text:span text:style-name="T7">expresan</text:span><text:span text:style-name="T1"> que una determinada clase es subclase de otra más abstracta. La subclase hereda todas las propiedades de su clase padre. Entonces, navegamos toda la ontología y cuando encontremos este tipo de relación entre dos clases, </text:span><text:span text:style-name="T3">creamos una clave foránea (foreing key) en la tabla padre y generamos una relación uno a muchos entre ambas tablas.</text:span></text:p>
        </text:list-item>
        <text:list-item>
          <text:p text:style-name="P14"><text:span text:style-name="T5">Definiendo relaciones de propiedad de objetos</text:span><text:span text:style-name="T1">: Recorreremos la ontología en busca de propiedades de objetos. Este tipo de propiedades tienen asociadas un dominio y un rango, los cuales son clases </text:span><text:span text:style-name="T4">(representados con tablas en el DW)</text:span><text:span text:style-name="T1">. </text:span><text:span text:style-name="T4">Teniendo las tablas dominio y rango, generamos, para cada propiedad de objeto, una relación uno a muchos entre ambas. En el caso en que no existan el dominio y el rango (debido a una sub-propiedad), se toma el dominio y el rango de la sub-propiedad y se realiza el mismo procedimiento.</text:span></text:p>
        </text:list-item>
        <text:list-item>
          <text:p text:style-name="P12"><text:span text:style-name="T12">Definiendo relaciones de propiedad de datos</text:span>: Buscamos todas la propiedades de datos en la ontología. Las propiedades de datos vinculan una clase con un tipo de dato específico. Similar a las propiedades de objetos, las propiedades de datos tienen dominio y rango. Si podemos identificar el dominio y rango de la propiedad, en la tabla que representa al dominio creamos una columna con el mismo nombre de la propiedad y seteamos el tipo de esa columna como el rango de la propiedad. En caso que no podamos encontrar el dominio y rango, intentamos identificar la propiedad padre de esta propiedad y dado el caso realizamos el mismo procedimiento con el dominio y rango de la propiedad padre.</text:p>
        </text:list-item>
        <text:list-item>
          <text:p text:style-name="P12"><text:span text:style-name="T12">Insertando datos en las tablas</text:span>: <text:span text:style-name="T10">En este punto vamos a enfocarnos en los individuos de la ontología. Cada individuo se corresponde con una clase en particular, por lo tanto se insertará un nuevo registro (creando así un nuevo id) que será la representación del individuo en el DW. Luego, si existe alguna clase padre con respecto a la acabamos de hacer </text:span><text:soft-page-break/><text:span text:style-name="T10">el insert, se insertará un nuevo registro en la tabla padre correspondiente, el cual tendrá relacionada la clave ajena correspondiente. Como siguiente paso, tenemos en cuenta a las propiedades de datos, buscamos la tabla correspondiente a la clase dominio de la propiedad y actualizamos la columna que tiene el mismo nombre que la propiedad con el valor del rango según el individuo respectivo del dominio. En caso que no exista la clase dominio, buscamos la clase dominio de la propiedad de datos padre. De forma similar, teniendo en vista las propiedades de objetos, identificamos la tabla dominio (en su defecto, la tabla dominio de la propiedad padre) y actualizamos la fila correspondiente al individuo de la clase dominio, en la columna con el mismo nombre que la propiedad, <text:s/>con el valor del individuo de la clase rango. En caso que no exista la columna en la tabla dominio, ésta es creada y se realiza el procedimiento antes descrip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5-04T17:32:48.002182270</meta:creation-date>
    <dc:date>2015-05-17T15:15:58.452285392</dc:date>
    <dc:creator>javier </dc:creator>
    <meta:editing-duration>PT4H54M33S</meta:editing-duration>
    <meta:editing-cycles>8</meta:editing-cycles>
    <meta:generator>LibreOffice/4.1.3.2$Linux_X86_64 LibreOffice_project/410m0$Build-2</meta:generator>
    <meta:document-statistic meta:table-count="0" meta:image-count="0" meta:object-count="0" meta:page-count="2" meta:paragraph-count="13" meta:word-count="773" meta:character-count="4579" meta:non-whitespace-character-count="3821"/>
  </office:meta>
</office:document-meta>
</file>